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2">
      <style:table-cell-properties fo:border="thin solid #000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973666666666667cm"/>
    </style:style>
    <style:style style:name="co3" style:family="table-column">
      <style:table-column-properties fo:break-before="auto" style:column-width="1.0795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32" table:default-cell-style-name="ce1"/>
        <table:table-column table:style-name="co3" table:number-columns-repeated="28" table:default-cell-style-name="ce1"/>
        <table:table-column table:style-name="co1" table:number-columns-repeated="16323" table:default-cell-style-name="ce1"/>
        <table:table-row table:style-name="ro1">
          <table:table-cell table:style-name="ce2"/>
          <table:table-cell office:value-type="string" table:style-name="ce2">
            <text:p>Project Evaluation Metrics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Group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office:value-type="float" office:value="32" table:style-name="ce3">
            <text:p>32</text:p>
          </table:table-cell>
          <table:table-cell office:value-type="float" office:value="33" table:style-name="ce3">
            <text:p>33</text:p>
          </table:table-cell>
          <table:table-cell office:value-type="float" office:value="34" table:style-name="ce3">
            <text:p>34</text:p>
          </table:table-cell>
          <table:table-cell office:value-type="float" office:value="35" table:style-name="ce3">
            <text:p>35</text:p>
          </table:table-cell>
          <table:table-cell office:value-type="float" office:value="36" table:style-name="ce3">
            <text:p>36</text:p>
          </table:table-cell>
          <table:table-cell office:value-type="float" office:value="37" table:style-name="ce3">
            <text:p>37</text:p>
          </table:table-cell>
          <table:table-cell office:value-type="float" office:value="38" table:style-name="ce3">
            <text:p>38</text:p>
          </table:table-cell>
          <table:table-cell office:value-type="float" office:value="39" table:style-name="ce3">
            <text:p>39</text:p>
          </table:table-cell>
          <table:table-cell office:value-type="float" office:value="40" table:style-name="ce3">
            <text:p>40</text:p>
          </table:table-cell>
          <table:table-cell office:value-type="float" office:value="41" table:style-name="ce3">
            <text:p>41</text:p>
          </table:table-cell>
          <table:table-cell office:value-type="float" office:value="42" table:style-name="ce3">
            <text:p>42</text:p>
          </table:table-cell>
          <table:table-cell office:value-type="float" office:value="43" table:style-name="ce3">
            <text:p>43</text:p>
          </table:table-cell>
          <table:table-cell office:value-type="float" office:value="44" table:style-name="ce3">
            <text:p>44</text:p>
          </table:table-cell>
          <table:table-cell office:value-type="float" office:value="45" table:style-name="ce3">
            <text:p>45</text:p>
          </table:table-cell>
          <table:table-cell table:number-columns-repeated="16338" table:style-name="ce2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0.4" table:style-name="ce5">
            <text:p>0,40</text:p>
          </table:table-cell>
          <table:table-cell office:value-type="float" office:value="17" table:style-name="ce4">
            <text:p>17</text:p>
          </table:table-cell>
          <table:table-cell office:value-type="float" office:value="5" table:style-name="ce4">
            <text:p>5</text:p>
          </table:table-cell>
          <table:table-cell office:value-type="float" office:value="2.8" table:style-name="ce4">
            <text:p>2,8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4">
            <text:p>5</text:p>
          </table:table-cell>
          <table:table-cell office:value-type="float" office:value="0.3" table:style-name="ce5">
            <text:p>0,30</text:p>
          </table:table-cell>
          <table:table-cell office:value-type="float" office:value="124" table:style-name="ce4">
            <text:p>124</text:p>
          </table:table-cell>
          <table:table-cell office:value-type="float" office:value="21" table:style-name="ce4">
            <text:p>21</text:p>
          </table:table-cell>
          <table:table-cell office:value-type="float" office:value="8" table:style-name="ce4">
            <text:p>8</text:p>
          </table:table-cell>
          <table:table-cell office:value-type="float" office:value="36" table:style-name="ce4">
            <text:p>36</text:p>
          </table:table-cell>
          <table:table-cell office:value-type="float" office:value="1" table:style-name="ce4">
            <text:p>1</text:p>
          </table:table-cell>
          <table:table-cell table:number-columns-repeated="2" table:style-name="ce4"/>
          <table:table-cell office:value-type="float" office:value="34" table:style-name="ce4">
            <text:p>3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17" table:style-name="ce4">
            <text:p>17</text:p>
          </table:table-cell>
          <table:table-cell office:value-type="float" office:value="0.94" table:style-name="ce4">
            <text:p>0,94</text:p>
          </table:table-cell>
          <table:table-cell office:value-type="float" office:value="0.93" table:style-name="ce4">
            <text:p>0,9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38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Can</meta:initial-creator>
    <dc:creator>LENOVO</dc:creator>
    <meta:creation-date>2020-11-22T17:04:44Z</meta:creation-date>
    <dc:date>2021-02-06T07:09:57Z</dc:date>
  </office:meta>
</office:document-meta>
</file>